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color="#000000" style:font-name="Times New Roman" style:font-style-complex="italic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fo:font-weight="normal" fo:background-color="transparent" style:font-style-asian="italic" style:font-weight-asian="normal" style:language-complex="ar" style:country-complex="SA" style:font-weight-complex="bold"/>
    </style:style>
    <style:style style:name="P11" style:family="paragraph" style:parent-style-name="Standard">
      <style:paragraph-properties style:snap-to-layout-grid="false"/>
      <style:text-properties fo:color="#000000"/>
    </style:style>
    <style:style style:name="P12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snap-to-layout-grid="false"/>
      <style:text-properties fo:color="#000000" style:font-name="Times New Roman" fo:font-weight="normal" fo:background-color="transparent" style:font-weight-asian="normal" style:font-weight-complex="normal"/>
    </style:style>
    <style:style style:name="P17" style:family="paragraph" style:parent-style-name="UC_5f_NormalAzul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Standard" style:list-style-name="L1">
      <style:paragraph-properties style:snap-to-layout-grid="false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paragraph-properties style:snap-to-layout-grid="false"/>
    </style:style>
    <style:style style:name="P22" style:family="paragraph" style:parent-style-name="Standard" style:list-style-name="L2">
      <style:paragraph-properties style:snap-to-layout-grid="false"/>
      <style:text-properties fo:color="#000000"/>
    </style:style>
    <style:style style:name="P23" style:family="paragraph" style:parent-style-name="Standard" style:list-style-name="L4">
      <style:paragraph-properties style:snap-to-layout-grid="false"/>
      <style:text-properties fo:color="#000000"/>
    </style:style>
    <style:style style:name="P24" style:family="paragraph" style:parent-style-name="Standard" style:list-style-name="L4">
      <style:paragraph-properties style:snap-to-layout-grid="false"/>
      <style:text-properties fo:color="#000000" fo:font-weight="normal" style:font-weight-asian="normal" style:font-weight-complex="normal"/>
    </style:style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4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323dc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3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4" style:family="text">
      <style:text-properties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6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7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8" style:family="text">
      <style:text-properties fo:language="es" fo:country="ES" style:language-complex="ar" style:country-complex="SA"/>
    </style:style>
    <style:style style:name="T19" style:family="text">
      <style:text-properties fo:language="es" fo:country="ES" fo:font-weight="bold" style:font-weight-asian="bold" style:language-complex="ar" style:country-complex="SA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Nombre del Caso de U</text:span><text:span text:style-name="T8">so: </text:span><text:span text:style-name="UC_5f_NormalAzul_20_Car"><text:span text:style-name="T7">Modificar ítem</text:span></text:span></text:p>
          </table:table-cell>
          <table:table-cell table:style-name="Tabla1.B1" office:value-type="string">
            <text:p text:style-name="P4"><text:span text:style-name="T1">Nro. de Caso de Uso:</text:span> </text:p>
            <text:p text:style-name="P13">SGC-DES-02-02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</text:span><text:span text:style-name="T8">jetivo:</text:span><text:span text:style-name="UC_5f_NormalAzul_20_Car"><text:span text:style-name="T7"> Modificar un ítem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 </text:p>
            <text:list xml:id="list28548377" text:style-name="L1">
              <text:list-item>
                <text:p text:style-name="P19"><text:span text:style-name="UC_5f_NormalAzul_20_Car"><text:span text:style-name="T7">El usuario debe haber iniciado sesión.</text:span></text:span></text:p>
              </text:list-item>
              <text:list-item>
                <text:p text:style-name="P19"><text:span text:style-name="UC_5f_NormalAzul_20_Car"><text:span text:style-name="T7">Un proyecto debe haber sido seleccionad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Post- Condiciones: <text:span text:style-name="T9">Los datos del ítem han sido modificados.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28533653" text:style-name="L2">
              <text:list-item>
                <text:p text:style-name="P21">Recibe el identificador ítem a modificar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15"/>
          </table:table-cell>
          <table:table-cell table:style-name="Tabla2.A1" office:value-type="string">
            <text:list xml:id="list28552883" text:continue-numbering="true" text:style-name="L2">
              <text:list-item>
                <text:p text:style-name="P22">Despliega una interfaz en forma de formulario con campos a ser completado para la modificación del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8565462" text:continue-numbering="true" text:style-name="L2">
              <text:list-item>
                <text:p text:style-name="P20">Modifica los siguiente campos (los campos con * son obligatorios):</text:p>
              </text:list-item>
            </text:list>
            <text:list xml:id="list28535112" text:style-name="L3">
              <text:list-item>
                <text:p text:style-name="P25">Nombre*</text:p>
              </text:list-item>
              <text:list-item>
                <text:p text:style-name="P25">Descripción</text:p>
              </text:list-item>
              <text:list-item>
                <text:p text:style-name="P25">Costo*</text:p>
              </text:list-item>
              <text:list-item>
                <text:p text:style-name="P25">Relaciones</text:p>
              </text:list-item>
              <text:list-item>
                <text:p text:style-name="P25">ArchivosExternos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list xml:id="list28552686" text:style-name="L4">
              <text:list-item>
                <text:p text:style-name="P26">Oprime el botón “aceptar” para guardar las modificaciones hechas.</text:p>
              </text:list-item>
            </text:list>
          </table:table-cell>
          <table:table-cell table:style-name="Tabla2.B5" office:value-type="string">
            <text:p text:style-name="P14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list xml:id="list28541279" text:continue-numbering="true" text:style-name="L4">
              <text:list-item>
                <text:p text:style-name="P27"><text:s/>Verifica la validez de los campos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list xml:id="list28556830" text:continue-numbering="true" text:style-name="L4">
              <text:list-item>
                <text:p text:style-name="P23">Despliega un mensaje de la modificación exitosa del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list xml:id="list28549960" text:continue-numbering="true" text:style-name="L4">
              <text:list-item>
                <text:p text:style-name="P24"><text:span text:style-name="T18">Se redirige al Caso de Uso </text:span><text:span text:style-name="T19">Ítem</text:span><text:span text:style-name="T18"> (ir al Caso de Uso </text:span><text:span text:style-name="T13">SGC-DES-02</text:span><text:span text:style-name="T18">)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3"/>
            <text:p text:style-name="P17">A1. Cancelar</text:p>
            <text:p text:style-name="P16"><text:span text:style-name="Default_20_Paragraph_20_Font"><text:span text:style-name="T14">Si en los pasos 2 o 3 el usuario oprime <text:s/>el botón “Cancelar”, no se realizará ninguna acción y se volverá a la interfaz anterior.</text:span></text:span></text:p>
            <text:p text:style-name="P16"><text:span text:style-name="Default_20_Paragraph_20_Font"><text:span text:style-name="T14"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5">4.1-Error de conexión con la base de datos. </text:span><text:span text:style-name="T16">Se redirige al Caso de Uso Í</text:span><text:span text:style-name="T17">tem</text:span><text:span text:style-name="T16"> (ir al Caso de Uso </text:span><text:span text:style-name="T12">SGC-DES-02</text:span><text:span text:style-name="T16">).</text:span></text:p>
            <text:p text:style-name="P9">5.1-El sistema despliega un mensaje de error: “No ha completado los datos obligatorios.”. Vuelve al punto 3.</text:p>
            <text:p text:style-name="P10">5.2-El sistema despliega un mensaje de error: “Error en la verificación del ítem.” Vuelve al punto 3.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T11">SGC-DES-02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Standard">Requerimientos Funcionales Asociados: <text:span text:style-name="T11">RF-81</text:span>, <text:span text:style-name="T11">RF-82</text:span>, <text:span text:style-name="T11">RF 83</text:span>, <text:span text:style-name="T11">RF-83.X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4</meta:editing-cycles>
    <meta:editing-duration>PT6H21M47S</meta:editing-duration>
    <dc:date>2014-03-17T08:39:33.49</dc:date>
    <meta:generator>LibreOffice/3.5$Windows_x86 LibreOffice_project/7e68ba2-a744ebf-1f241b7-c506db1-7d53735</meta:generator>
    <meta:document-statistic meta:table-count="5" meta:image-count="0" meta:object-count="0" meta:page-count="2" meta:paragraph-count="37" meta:word-count="255" meta:character-count="1113" meta:non-whitespace-character-count="1330"/>
  </office:meta>
</office:document-meta>
</file>